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23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22-09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22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22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22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22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21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21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21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21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21-06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20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20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20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20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20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64" calcext:value-type="float">
            <text:p>10.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976" calcext:value-type="float">
            <text:p>10.7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90992012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6" meta:object-count="0"/>
    <meta:user-defined meta:name="AppVersion">3.0</meta:user-defined>
  </office:meta>
</office:document-meta>
</file>